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CB08519738D98E8D.png" manifest:media-type="image/png"/>
  <manifest:file-entry manifest:full-path="Pictures/1000020100000320000002583AB002E6D8266282.png" manifest:media-type="image/png"/>
  <manifest:file-entry manifest:full-path="Pictures/1000020100000320000002C2A3528104502D64B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375cm" fo:min-width="17.964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3.094cm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87cm" fo:min-width="3.384cm" fo:padding-top="0.151cm" fo:padding-bottom="0.151cm" fo:padding-left="0.276cm" fo:padding-right="0.276cm" draw:shadow="hidden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87cm" fo:min-width="8.844cm" fo:padding-top="0.151cm" fo:padding-bottom="0.151cm" fo:padding-left="0.276cm" fo:padding-right="0.276cm" draw:shadow="hidden"/>
    </style:style>
    <style:style style:name="gr5" style:family="graphic" style:parent-style-name="objectwithoutfill">
      <style:graphic-properties svg:stroke-width="0.053cm" svg:stroke-color="#0000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2.37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2cm, 2.351cm, 0.646cm, 0cm)" draw:image-opacity="100%" style:mirror="none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88cm" fo:min-width="17.927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981cm"/>
    </style:style>
    <style:style style:name="gr11" style:family="graphic" style:parent-style-name="objectwithoutfill">
      <style:graphic-properties draw:stroke="dash" draw:stroke-dash="Fine_20_Dashed"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0.797cm"/>
    </style:style>
    <style:style style:name="gr14" style:family="graphic" style:parent-style-name="standard">
      <style:graphic-properties draw:stroke="none" draw:fill="none" fo:min-height="0.4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rial"/>
    </style:style>
    <style:style style:name="P3" style:family="paragraph">
      <loext:graphic-properties draw:fill="none" draw:fill-color="#ffffff"/>
      <style:paragraph-properties fo:text-align="center"/>
      <style:text-properties fo:color="#0066b3" style:font-name="Arial" fo:font-size="14.6999998092651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Arial" fo:font-size="12.6000003814697pt" style:font-size-asian="12pt" style:font-size-complex="12pt"/>
    </style:style>
    <style:style style:name="P6" style:family="paragraph">
      <style:text-properties style:font-name="Arial"/>
    </style:style>
    <style:style style:name="P7" style:family="paragraph">
      <loext:graphic-properties draw:fill="none" draw:fill-color="#ffffff"/>
      <style:text-properties fo:color="#0066b3" style:font-name="Arial" fo:font-size="14.6999998092651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style:font-name="Arial"/>
    </style:style>
    <style:style style:name="P10" style:family="paragraph">
      <style:text-properties fo:color="#cccccc"/>
    </style:style>
    <style:style style:name="P11" style:family="paragraph">
      <loext:graphic-properties draw:fill="none"/>
      <style:text-properties fo:color="#cccccc"/>
    </style:style>
    <style:style style:name="P12" style:family="paragraph">
      <style:text-properties style:font-name="Courier New"/>
    </style:style>
    <style:style style:name="P13" style:family="paragraph">
      <loext:graphic-properties draw:fill="none"/>
      <style:text-properties style:font-name="Courier New"/>
    </style:style>
    <style:style style:name="T1" style:family="text">
      <style:text-properties fo:color="#0066b3" style:font-name="Arial" fo:font-size="14pt" style:font-size-asian="14pt" style:font-size-complex="14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color="#0066b3" style:font-name="Courier New" fo:font-size="10pt" style:font-size-asian="10pt" style:font-size-complex="10pt"/>
    </style:style>
    <style:style style:name="T4" style:family="text">
      <style:text-properties fo:color="#0066b3" style:font-name="Arial" fo:font-size="10pt" style:font-size-asian="10pt" style:font-size-complex="10pt"/>
    </style:style>
    <style:style style:name="T5" style:family="text">
      <style:text-properties fo:color="#cccccc" style:font-name="Arial" fo:font-size="12pt" style:font-size-asian="12pt" style:font-size-complex="12pt"/>
    </style:style>
    <style:style style:name="T6" style:family="text">
      <style:text-properties fo:color="#cccccc"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16cm" svg:height="5.677cm" draw:transform="skewX (0.00506145483078356) rotate (0.00506145483078356) translate (5.344cm 5.873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94cm" svg:height="1.459cm" svg:x="5.569cm" svg:y="6.064cm">
          <draw:text-box>
            <text:p text:style-name="P2"><text:span text:style-name="T1">KVM Client</text:span></text:p>
            <text:p text:style-name="P2"><text:span text:style-name="T1">(e.g., QEMU)</text:span></text:p>
          </draw:text-box>
        </draw:frame>
        <draw:custom-shape draw:style-name="gr3" draw:text-style-name="P5" xml:id="id1" draw:id="id1" draw:layer="layout" svg:width="3.936cm" svg:height="1.289cm" svg:x="6.907cm" svg:y="9.734cm">
          <text:p text:style-name="P4"><text:span text:style-name="T2">Virtual 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9.396cm" svg:height="1.289cm" svg:x="12.942cm" svg:y="9.728cm">
          <text:p text:style-name="P4"><text:span text:style-name="T2">KVM Interfac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843cm" svg:y1="10.378cm" svg:x2="12.942cm" svg:y2="10.372cm" draw:start-shape="id1" draw:start-glue-point="1" draw:end-shape="id2" draw:end-glue-point="3" svg:d="M10843 10378h1050v-6h1049" svg:viewBox="0 0 2100 7">
          <text:p/>
        </draw:connector>
        <draw:frame draw:style-name="gr6" draw:text-style-name="P7" draw:layer="layout" svg:width="2.876cm" svg:height="0.846cm" svg:x="15.973cm" svg:y="6.364cm">
          <draw:text-box>
            <text:p text:style-name="P6"><text:span text:style-name="T1">Guest OS</text:span></text:p>
          </draw:text-box>
        </draw:frame>
        <draw:frame draw:style-name="gr7" draw:text-style-name="P1" draw:layer="layout" svg:width="2.362cm" svg:height="2.134cm" svg:x="16.582cm" svg:y="7.259cm">
          <draw:image xlink:href="Pictures/1000020100000320000002C2A3528104502D64B3.png" xlink:type="simple" xlink:show="embed" xlink:actuate="onLoad">
            <text:p/>
          </draw:image>
        </draw:frame>
        <draw:frame draw:style-name="gr7" draw:text-style-name="P1" draw:layer="layout" svg:width="2.134cm" svg:height="2.134cm" svg:x="19.655cm" svg:y="7.259cm">
          <draw:image xlink:href="Pictures/10000201000000C8000000C8CB08519738D98E8D.png" xlink:type="simple" xlink:show="embed" xlink:actuate="onLoad">
            <text:p/>
          </draw:image>
        </draw:frame>
        <draw:frame draw:style-name="gr8" draw:text-style-name="P1" draw:layer="layout" svg:width="2.743cm" svg:height="2.134cm" svg:x="13.007cm" svg:y="7.259cm">
          <draw:image xlink:href="Pictures/1000020100000320000002583AB002E6D8266282.png" xlink:type="simple" xlink:show="embed" xlink:actuate="onLoad">
            <text:p/>
          </draw:image>
        </draw:frame>
        <draw:custom-shape draw:style-name="gr9" draw:text-style-name="P1" draw:layer="layout" svg:width="18.479cm" svg:height="2.79cm" draw:transform="skewX (0.00139626340159546) rotate (0.0015707963267949) translate (5.381cm 13.45cm)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753cm" svg:height="1.231cm" svg:x="5.569cm" svg:y="13.629cm">
          <draw:text-box>
            <text:p><text:span text:style-name="T1">KVM Driver</text:span><text:span text:style-name="T1"><text:line-break/></text:span><text:span text:style-name="T3">/dev/kvm</text:span></text:p>
          </draw:text-box>
        </draw:frame>
        <draw:line draw:style-name="gr11" draw:text-style-name="P1" draw:layer="layout" svg:x1="5.381cm" svg:y1="12.492cm" svg:x2="23.86cm" svg:y2="12.557cm">
          <text:p/>
        </draw:line>
        <draw:line draw:style-name="gr12" draw:text-style-name="P1" draw:layer="layout" svg:x1="14.97cm" svg:y1="11.033cm" svg:x2="14.97cm" svg:y2="13.446cm">
          <text:p/>
        </draw:line>
        <draw:frame draw:style-name="gr13" draw:text-style-name="P9" draw:layer="layout" svg:width="3.635cm" svg:height="1.827cm" svg:x="11.933cm" svg:y="11.578cm">
          <draw:text-box>
            <text:p text:style-name="P6"><text:span text:style-name="T4">VM initialization</text:span></text:p>
            <text:p text:style-name="P6"><text:span text:style-name="T4">Interrupt injection</text:span></text:p>
            <text:p text:style-name="P6"><text:span text:style-name="T4">KVM_RUN</text:span><text:span text:style-name="T4"><text:line-break/></text:span><text:span text:style-name="T4">...</text:span></text:p>
          </draw:text-box>
        </draw:frame>
        <draw:line draw:style-name="gr12" draw:text-style-name="P1" draw:layer="layout" svg:x1="17.97cm" svg:y1="13.432cm" svg:x2="17.97cm" svg:y2="11.019cm">
          <text:p/>
        </draw:line>
        <draw:frame draw:style-name="gr13" draw:text-style-name="P9" draw:layer="layout" svg:width="4.302cm" svg:height="1.827cm" svg:x="18.088cm" svg:y="11.591cm">
          <draw:text-box>
            <text:p text:style-name="P6"><text:span text:style-name="T4">Device I/O</text:span><text:span text:style-name="T4"><text:line-break/></text:span><text:span text:style-name="T4">Guest faults</text:span><text:span text:style-name="T4"><text:line-break/></text:span><text:span text:style-name="T4">Guest CPU idle</text:span></text:p>
            <text:p text:style-name="P6"><text:span text:style-name="T4">...</text:span></text:p>
          </draw:text-box>
        </draw:frame>
        <draw:frame draw:style-name="gr14" draw:text-style-name="P11" draw:layer="layout" svg:width="3.652cm" svg:height="1.199cm" svg:x="5.064cm" svg:y="11.849cm">
          <draw:text-box>
            <text:p text:style-name="P10"><text:span text:style-name="T5">User space</text:span><text:span text:style-name="T5"><text:line-break/></text:span><text:span text:style-name="T5">Kernel space</text:span></text:p>
          </draw:text-box>
        </draw:frame>
        <draw:frame draw:style-name="gr14" draw:text-style-name="P13" draw:layer="layout" svg:width="2.648cm" svg:height="0.729cm" svg:x="15.112cm" svg:y="11.858cm">
          <draw:text-box>
            <text:p text:style-name="P12"><text:span text:style-name="T6">ioctl</text:span></text:p>
          </draw:text-box>
        </draw:frame>
        <draw:custom-shape draw:style-name="gr4" draw:text-style-name="P5" draw:layer="layout" svg:width="9.396cm" svg:height="1.289cm" svg:x="12.942cm" svg:y="14.428cm">
          <text:p text:style-name="P4"><text:span text:style-name="T2">Hardware Virtualiz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8:41:27.489530224</meta:creation-date>
    <dc:date>2018-12-18T21:23:17.946766972</dc:date>
    <meta:editing-duration>P9DT2H41M46S</meta:editing-duration>
    <meta:editing-cycles>12</meta:editing-cycles>
    <meta:generator>LibreOffice/6.0.4.2$Linux_X86_64 LibreOffice_project/9b0d9b32d5dcda91d2f1a96dc04c645c450872bf</meta:generator>
    <meta:document-statistic meta:object-count="19"/>
  </office:meta>
</office:document-meta>
</file>